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style:paragraph-properties fo:text-align="justify" style:justify-single-word="false"/>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loext:char-shading-value="0"/>
    </style:style>
    <style:style style:name="T63" style:family="text">
      <style:text-properties fo:color="#0066cc"/>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эпизод в Кантерлоте, где Луна составляет невысокое мнение об умстве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p>
      <text:p text:style-name="P38">&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6">Розовые глазки</text:p>
      <text:p text:style-name="P10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soft-page-break/><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591481683898542021"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2143569324806347009" text:style-name="L2">
        <text:list-item>
          <text:p text:style-name="P152">«Великие грифоны прошлого» - из канона (5<text:span text:style-name="T9">s8e)</text:span></text:p>
        </text:list-item>
        <text:list-item>
          <text:p text:style-name="P152"><text:soft-page-break/>«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9">Природа Проклятий</text:span>» - обмен</text:p>
        </text:list-item>
        <text:list-item>
          <text:p text:style-name="P152"><text:span text:style-name="T59">«Магия для Чайников»</text:span> - обмен</text:p>
        </text:list-item>
        <text:list-item>
          <text:p text:style-name="P152"><text:span text:style-name="T59">«Энциклопедия Арканум»</text:span> - обмен</text:p>
        </text:list-item>
        <text:list-item>
          <text:p text:style-name="P152">«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33200405366985415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text:soft-page-break/>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59">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text:soft-page-break/>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text:soft-page-break/></text:p>
      <text:h text:style-name="P144"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3"><text:soft-page-break/>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3">Ограничени<text:span text:style-name="T1">е 2: решение должно находиться в правовых рамках уголовного и административного кодекса.</text:span></text:p>
      <text:p text:style-name="P8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3"><text:span text:style-name="T9">&lt;\</text:span><text:span text:style-name="T1">Выполняю задачу</text:span>...</text:p>
      <text:p text:style-name="P83"><text:span text:style-name="T9">&lt;\</text:span>...</text:p>
      <text:p text:style-name="P83"><text:span text:style-name="T9">&lt;\</text:span>Решение:</text:p>
      <text:p text:style-name="P8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text:soft-page-break/></text:p>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333925354287686236"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5"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4"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text:soft-page-break/>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text:soft-page-break/>–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text:soft-page-break/>–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0">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1">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1">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1">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1">эт правда?</text:span></text:p>
      <text:p text:style-name="P46"><text:span text:style-name="T13">– </text:span><text:span text:style-name="T61">Какая из? Их много, вообще-то. Ик!</text:span></text:p>
      <text:p text:style-name="P46"><text:span text:style-name="T13">– </text:span><text:span text:style-name="T61">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1">Макс, </text:span><text:span text:style-name="T13">– </text:span><text:span text:style-name="T61">захихикала Пинки, взъерошив копытами розовые кудряшки и попытавшись соорудить из них бороду, </text:span><text:span text:style-name="T13">–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1">Ты что-о-о! Нельзя любить фаэри! Она похитит твоё сердце, и ты будешь искать её, пока не... </text:span><text:span text:style-name="T13">– </text:span><text:span text:style-name="T61">Пинки погрузилась в так и не съеденный салат «по-Кантерлотски» и захрапела.</text:span></text:p>
      <text:p text:style-name="P46"><text:span text:style-name="T13">– </text:span><text:span text:style-name="T61">Пока не умру?</text:span></text:p>
      <text:p text:style-name="P46"><text:span text:style-name="T13">– </text:span><text:span text:style-name="T61">Нет, глупенький, </text:span><text:span text:style-name="T13">– </text:span><text:span text:style-name="T61">пробулькала Пинки из миски. </text:span><text:span text:style-name="T13">– </text:span><text:span text:style-name="T61">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2">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6" text:outline-level="2">19. Кантерлот. Гранд Галопин<text:span text:style-name="T1">г</text:span> Гала</text:h>
      <text:p text:style-name="P10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Некоторые начинают верить, что я — хорошо замаскировавшаяся Найтмэр, и я виновна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мне пришлось распустить слух, что Селестия отправилась с секретной миссией в Вечнодикий лес и вот-вот вернётся. Вы должны помочь мне.</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text:soft-page-break/>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text:soft-page-break/></text:p>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text:soft-page-break/>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3">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 Неужели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меня официально. По-крайней мере, в приватной обстановке.</text:p>
      <text:p text:style-name="P51"><text:soft-page-break/>Луна с Твайлайт остановились прямо у колонны, за которой сидел я, прислонившись к прохладному мрамору с надписью «Здесь был Дискорд».</text:p>
      <text:p text:style-name="P51">– Идея с фейерверком в честь Селестии просто гениальна! Я сама бы не додумала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Прят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мне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42"><text:span text:style-name="T1">Принц позеленел и, промычав нечто нечленораздельное, дал знак носильщикам двигаться дальше.</text:span></text:p>
      <text:p text:style-name="P42"><text:span text:style-name="T1">Во дворце, вручив мне небольшую тяжёлую шкатулку серебряной окантовки, Луна с некоторым смущением сообщила:</text:span></text:p>
      <text:p text:style-name="P51">– Не сомневаюсь, при том уровне отношений, что у тебя был сестрой, у тебя должно иметься… перо с её крыла, прядь волос с её гривы, хвоста, или нечто в этом роде. Положи это сюда для активации компаса. – аликорница указала на дверцу сбоку шкатулки.</text:p>
      <text:p text:style-name="P51">Меня накрыло гневом. Она что, издевается?</text:p>
      <text:p text:style-name="P51">– Да хуй там! Какие перья? Ты же сама сказала, отношения были чисто деловыми. По крайней мере, с её стороны.</text:p>
      <text:p text:style-name="P51"><text:soft-page-break/>Луна продолжила с каменным выражением лица. </text:p>
      <text:p text:style-name="P42"><text:span text:style-name="T1">– Если же нет, поднимись в её башню и разыщи перо или волос в её постели. После чего помести это в компас. Всё.</text:span></text:p>
      <text:p text:style-name="P42"><text:span text:style-name="T1">Аликорница отвернулась. Я пошёл к выходу.</text:span></text:p>
      <text:p text:style-name="P42"><text:span text:style-name="T1">– Иногда деловые отношения служат прикрытием для… чего-то большего. Но смертным это трудно понять.</text:span></text:p>
      <text:p text:style-name="P42"><text:span text:style-name="T1">Я обернулся. Аликорница смотрела в окно на первый заезд «Небес Эквестрии», не удостаивая меня вниманием.</text:span></text:p>
      <text:p text:style-name="P42"><text:span text:style-name="T1">Не гребу я этих аликорнов!</text:span></text:p>
      <text:p text:style-name="P42"/>
      <text:p text:style-name="P43"><text:span text:style-name="T1">***</text:span></text:p>
      <text:p text:style-name="P42"><text:span text:style-name="T1"/></text:p>
      <text:p text:style-name="P42"><text:span text:style-name="T1"/></text:p>
      <text:p text:style-name="P32"/>
      <text:p text:style-name="P16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51"/>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42"><text:span text:style-name="T23"/></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text:soft-page-break/></text:p>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text:soft-page-break/>&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19"><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0"/>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text:soft-page-break/>&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8"/>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7"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text:soft-page-break/></text:p>
      <text:h text:style-name="P147" text:outline-level="2">Рейд пони-рэйнджеров</text:h>
      <text:p text:style-name="P75"/>
      <text:p text:style-name="P84">(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7"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7" text:outline-level="2">Поиск решения</text:h>
      <text:p text:style-name="P109"/>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oft-page-break/><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7"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oft-page-break/><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text:soft-page-break/>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7" text:outline-level="2"><text:soft-page-break/>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text:soft-page-break/>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7"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oft-page-break/><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text:soft-page-break/>–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7" text:outline-level="2"><text:soft-page-break/>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7" text:outline-level="2"><text:soft-page-break/>След?</text:h>
      <text:p text:style-name="P109"/>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text:soft-page-break/></text:p>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text:soft-page-break/>–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7"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3583020623626173355"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oft-page-break/><text:span text:style-name="T9">– </text:span>А если нет? – Эпплджек смотрела мне мне прямо в глаза.</text:p>
      <text:list xml:id="list42233024" text:continue-numbering="true" text:style-name="L5">
        <text:list-header>
          <text:p text:style-name="P161">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209008" text:continue-numbering="true" text:style-name="L5">
        <text:list-header>
          <text:p text:style-name="P161">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237428"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48" text:outline-level="2">Почти.</text:h>
      <text:p text:style-name="P110"/>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text:soft-page-break/>–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6398813210998465526"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3"><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6574942634090150028"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7"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3">сюда можно вставить похождения Дискорда</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text:soft-page-break/>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text:soft-page-break/>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7"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112">&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text:soft-page-break/></text:p>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text:soft-page-break/>–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text:soft-page-break/>–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text:soft-page-break/>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4122925257165660170" text:style-name="L8">
        <text:list-header>
          <text:p text:style-name="P164">(<text:span text:style-name="T27">Луна — как повелительница снов, слышала разговор Макса с Анакорном</text:span>)</text:p>
          <text:p text:style-name="P165"/>
        </text:list-header>
      </text:list>
      <text:p text:style-name="P123">***</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47"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0T22:03:48.99</dc:date>
    <meta:editing-duration>P101DT19H38M31S</meta:editing-duration>
    <meta:editing-cycles>6243</meta:editing-cycles>
    <meta:generator>OpenOffice/4.1.1$Win32 OpenOffice.org_project/411m6$Build-9775</meta:generator>
    <dc:creator>макс </dc:creator>
    <meta:document-statistic meta:table-count="0" meta:image-count="0" meta:object-count="0" meta:page-count="186" meta:paragraph-count="3871" meta:word-count="88077" meta:character-count="561406"/>
  </office:meta>
</office:document-meta>
</file>